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style:text-autospace="none"/>
      <style:text-properties fo:font-size="11pt" style:font-size-asian="11pt" style:font-size-complex="11pt" style:font-weight-complex="bold"/>
    </style:style>
    <style:style style:name="P2" style:family="paragraph" style:parent-style-name="Standard">
      <style:text-properties fo:font-size="11pt" fo:language="en" fo:country="US" style:font-size-asian="11pt" style:font-size-complex="11pt"/>
    </style:style>
    <style:style style:name="P3" style:family="paragraph" style:parent-style-name="Standard" style:list-style-name="WW8Num1">
      <style:paragraph-properties style:text-autospace="none"/>
      <style:text-properties fo:font-size="11pt" fo:language="en" fo:country="US" style:font-size-asian="11pt" style:font-size-complex="11pt" style:font-weight-complex="bold"/>
    </style:style>
    <style:style style:name="P4" style:family="paragraph" style:parent-style-name="Standard">
      <style:paragraph-properties style:text-autospace="none"/>
      <style:text-properties fo:font-size="11pt" fo:language="en" fo:country="US" style:font-size-asian="11pt" style:font-size-complex="11pt" style:font-weight-complex="bold"/>
    </style:style>
    <style:style style:name="P5" style:family="paragraph" style:parent-style-name="Standard">
      <style:text-properties fo:font-size="11pt" fo:language="es" fo:country="AR" style:font-size-asian="11pt" style:font-size-complex="11pt"/>
    </style:style>
    <style:style style:name="P6" style:family="paragraph" style:parent-style-name="Standard">
      <style:paragraph-properties fo:margin-left="0cm" fo:margin-right="0cm" fo:text-indent="0.635cm" style:auto-text-indent="false" style:text-autospace="none"/>
    </style:style>
    <style:style style:name="P7" style:family="paragraph" style:parent-style-name="Standard">
      <style:paragraph-properties fo:margin-left="0cm" fo:margin-right="0cm" fo:text-indent="0.635cm" style:auto-text-indent="false" style:text-autospace="none"/>
      <style:text-properties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.635cm" style:auto-text-indent="false" style:text-autospace="none"/>
      <style:text-properties fo:font-size="11pt" fo:language="en" fo:country="US" style:font-size-asian="11pt" style:font-size-complex="11pt" style:font-weight-complex="bold"/>
    </style:style>
    <style:style style:name="P9" style:family="paragraph" style:parent-style-name="Standard">
      <style:paragraph-properties fo:margin-left="0cm" fo:margin-right="0cm" fo:text-indent="0.635cm" style:auto-text-indent="false" style:text-autospace="none"/>
      <style:text-properties fo:font-size="11pt" fo:language="en" fo:country="US" style:font-size-asian="11pt" style:font-size-complex="11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top="0cm" fo:margin-bottom="0.423cm" fo:break-before="pag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cm" fo:text-indent="0.63cm" style:auto-text-indent="false"/>
    </style:style>
    <style:style style:name="P13" style:family="paragraph" style:parent-style-name="Standard">
      <style:paragraph-properties fo:margin-left="0cm" fo:margin-right="0cm" fo:text-indent="0.63cm" style:auto-text-indent="false"/>
      <style:text-properties fo:font-size="11pt" fo:language="en" fo:country="US" style:font-size-asian="11pt" style:font-size-complex="11pt" style:font-weight-complex="bold"/>
    </style:style>
    <style:style style:name="P14" style:family="paragraph" style:parent-style-name="Standard">
      <style:paragraph-properties fo:margin-left="3.747cm" fo:margin-right="0cm" fo:text-indent="1.249cm" style:auto-text-indent="false"/>
      <style:text-properties fo:font-size="11pt" fo:language="en" fo:country="US" style:font-size-asian="11pt" style:font-size-complex="11pt" style:font-weight-complex="bold"/>
    </style:style>
    <style:style style:name="P15" style:family="paragraph" style:parent-style-name="Standard">
      <style:paragraph-properties fo:margin-left="1.249cm" fo:margin-right="0cm" fo:text-indent="0cm" style:auto-text-indent="false" style:text-autospace="none"/>
    </style:style>
    <style:style style:name="P16" style:family="paragraph" style:parent-style-name="Standard">
      <style:paragraph-properties fo:margin-left="1.249cm" fo:margin-right="0cm" fo:text-indent="0cm" style:auto-text-indent="false" style:text-autospace="none"/>
      <style:text-properties fo:font-size="11pt" fo:language="en" fo:country="US" style:font-size-asian="11pt" style:font-size-complex="11pt" style:font-weight-complex="bold"/>
    </style:style>
    <style:style style:name="P17" style:family="paragraph" style:parent-style-name="Standard">
      <style:paragraph-properties fo:margin-left="1.249cm" fo:margin-right="0cm" fo:text-indent="-0.614cm" style:auto-text-indent="false" style:text-autospace="none"/>
      <style:text-properties fo:font-size="11pt" fo:language="en" fo:country="US" style:font-size-asian="11pt" style:font-size-complex="11pt" style:font-weight-complex="bold"/>
    </style:style>
    <style:style style:name="P18" style:family="paragraph" style:parent-style-name="Standard">
      <style:paragraph-properties fo:margin-left="1.249cm" fo:margin-right="0cm" fo:text-indent="-0.614cm" style:auto-text-indent="false" style:text-autospace="none"/>
    </style:style>
    <style:style style:name="P19" style:family="paragraph" style:parent-style-name="Heading_20_3">
      <style:paragraph-properties fo:margin-top="0cm" fo:margin-bottom="0.423cm"/>
      <style:text-properties style:font-name="Times New Roman" fo:font-size="12pt" style:font-size-asian="12pt" style:font-name-complex="Times New Roman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TML_20_con_20_formato_20_previo">
      <style:text-properties fo:font-size="11pt" fo:language="en" fo:country="US" style:font-size-asian="11pt" style:font-size-complex="11pt"/>
    </style:style>
    <style:style style:name="P22" style:family="paragraph" style:parent-style-name="HTML_20_con_20_formato_20_previo">
      <style:paragraph-properties fo:margin-left="0cm" fo:margin-right="0cm" fo:text-indent="0.635cm" style:auto-text-indent="false"/>
    </style:style>
    <style:style style:name="P23" style:family="paragraph" style:parent-style-name="HTML_20_con_20_formato_20_previo">
      <style:paragraph-properties fo:margin-left="0cm" fo:margin-right="0cm" fo:text-indent="0.635cm" style:auto-text-indent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HTML_20_con_20_formato_20_previo">
      <style:paragraph-properties fo:margin-left="0cm" fo:margin-right="0cm" fo:text-indent="0.635cm" style:auto-text-indent="false"/>
      <style:text-properties style:font-name="Times New Roman" fo:font-size="11pt" fo:language="en" fo:country="GB" style:font-size-asian="11pt" style:font-name-complex="Times New Roman" style:font-size-complex="11pt"/>
    </style:style>
    <style:style style:name="P25" style:family="paragraph" style:parent-style-name="HTML_20_con_20_formato_20_previo">
      <style:paragraph-properties fo:margin-left="0cm" fo:margin-right="0cm" fo:text-indent="0.635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26" style:family="paragraph" style:parent-style-name="HTML_20_con_20_formato_20_previo">
      <style:paragraph-properties fo:margin-left="0cm" fo:margin-right="0cm" fo:text-indent="0.63cm" style:auto-text-indent="false"/>
    </style:style>
    <style:style style:name="P27" style:family="paragraph" style:parent-style-name="HTML_20_con_20_formato_20_previo">
      <style:paragraph-properties fo:margin-left="0cm" fo:margin-right="0cm" fo:text-indent="0.63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T1" style:family="text">
      <style:text-properties fo:language="es" fo:country="ES"/>
    </style:style>
    <style:style style:name="T2" style:family="text">
      <style:text-properties fo:language="es" fo:country="AR"/>
    </style:style>
    <style:style style:name="T3" style:family="text">
      <style:text-properties style:font-name-complex="Times New Roman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size-asian="11pt" style:font-size-complex="11pt" style:font-weight-complex="bold"/>
    </style:style>
    <style:style style:name="T6" style:family="text">
      <style:text-properties fo:font-size="11pt" fo:language="en" fo:country="US" style:font-size-asian="11pt" style:font-size-complex="11pt"/>
    </style:style>
    <style:style style:name="T7" style:family="text">
      <style:text-properties fo:font-size="11pt" fo:language="en" fo:country="US" style:font-size-asian="11pt" style:font-size-complex="11pt" style:font-weight-complex="bold"/>
    </style:style>
    <style:style style:name="T8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9" style:family="text">
      <style:text-properties fo:font-size="11pt" fo:language="en" fo:country="GB" style:font-size-asian="11pt" style:font-size-complex="11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Courier New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GB"/>
    </style:style>
    <style:style style:name="T14" style:family="text">
      <style:text-properties fo:language="en" fo:country="GB" style:font-name-complex="Times New Roman"/>
    </style:style>
    <style:style style:name="T15" style:family="text">
      <style:text-properties fo:color="#000000" style:font-name="Courier New" fo:font-size="11pt" fo:language="en" fo:country="US" style:font-size-asian="11pt" style:font-name-complex="Courier New" style:font-size-complex="11pt"/>
    </style:style>
    <style:style style:name="T16" style:family="text">
      <style:text-properties style:font-name="Times New Roman" fo:font-size="11pt" style:font-size-asian="11pt" style:font-name-complex="Times New Roman" style:font-size-complex="11pt"/>
    </style:style>
    <style:style style:name="T17" style:family="text">
      <style:text-properties style:font-name="Times New Roman" fo:font-size="11pt" fo:language="en" fo:country="GB" style:font-size-asian="11pt" style:font-name-complex="Times New Roman" style:font-size-complex="11pt"/>
    </style:style>
    <style:style style:name="T18" style:family="text">
      <style:text-properties style:font-name="Times New Roman" fo:font-size="11pt" fo:language="en" fo:country="US" style:font-size-asian="11pt" style:font-name-complex="Times New Roman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">Soluciones </text:span><text:span text:style-name="T2">Práctica Unidad 3: Interacción con Oracle</text:span></text:h>
      <text:h text:style-name="P19" text:outline-level="3">Primera Parte: Sentencias de manipulación de datos</text:h>
      <text:list xml:id="list407232618" text:style-name="WW8Num1">
        <text:list-item>
          <text:p text:style-name="P1">DECLARE</text:p>
        </text:list-item>
      </text:list>
      <text:p text:style-name="P6"><text:span text:style-name="T5"><text:s text:c="3"/></text:span><text:span text:style-name="T4">v_id <text:s text:c="8"/></text:span><text:span text:style-name="T6">Employee.employee_id%</text:span><text:span text:style-name="T7">TYPE <text:s text:c="2"/></text:span><text:span text:style-name="T6">:= &amp;employee_id;</text:span></text:p>
      <text:p text:style-name="P6"><text:span text:style-name="T6"><text:s text:c="3"/>v_salary <text:s text:c="2"/>Employee.salary%</text:span><text:span text:style-name="T7">TYPE</text:span><text:span text:style-name="T6">;</text:span></text:p>
      <text:p text:style-name="P6"><text:span text:style-name="T6"><text:s text:c="3"/>v_pct <text:s text:c="7"/>Number;</text:span></text:p>
      <text:p text:style-name="P8">BEGIN</text:p>
      <text:p text:style-name="P6"><text:span text:style-name="T7"><text:s text:c="3"/>Select </text:span><text:span text:style-name="T6">salary <text:s text:c="2"/></text:span><text:span text:style-name="T7">Into </text:span><text:span text:style-name="T6">v_salary</text:span></text:p>
      <text:p text:style-name="P6"><text:span text:style-name="T6"><text:s text:c="5"/></text:span><text:span text:style-name="T7">From E</text:span><text:span text:style-name="T6">mployee</text:span></text:p>
      <text:p text:style-name="P6"><text:span text:style-name="T6"><text:s text:c="4"/></text:span><text:span text:style-name="T7">Where </text:span><text:span text:style-name="T6">employee_id = v_id;</text:span></text:p>
      <text:p text:style-name="P9"/>
      <text:p text:style-name="P6"><text:span text:style-name="T6"><text:s text:c="3"/></text:span><text:span text:style-name="T7">If </text:span><text:span text:style-name="T6">v_salary &lt; 1300 <text:s text:c="3"/></text:span><text:span text:style-name="T7">Then <text:s text:c="3"/></text:span><text:span text:style-name="T6">v_pct := 1.10;</text:span></text:p>
      <text:p text:style-name="P6"><text:span text:style-name="T6"><text:s text:c="3"/></text:span><text:span text:style-name="T7">Elsif <text:s/></text:span><text:span text:style-name="T6">v_salary </text:span><text:span text:style-name="T7">Between </text:span><text:span text:style-name="T6">1300 </text:span><text:span text:style-name="T7">And </text:span><text:span text:style-name="T6">1500 <text:s text:c="3"/></text:span><text:span text:style-name="T7">Then <text:s text:c="3"/></text:span><text:span text:style-name="T6">v_pct := 1.15;</text:span></text:p>
      <text:p text:style-name="P6"><text:span text:style-name="T6"><text:s text:c="3"/></text:span><text:span text:style-name="T7">Else <text:s text:c="7"/></text:span><text:span text:style-name="T6">v_pct := 1.20;</text:span></text:p>
      <text:p text:style-name="P6"><text:span text:style-name="T6"><text:s text:c="3"/></text:span><text:span text:style-name="T7">End If</text:span><text:span text:style-name="T6">;</text:span></text:p>
      <text:p text:style-name="P9"/>
      <text:p text:style-name="P6"><text:span text:style-name="T6"><text:s text:c="3"/></text:span><text:span text:style-name="T7">Update E</text:span><text:span text:style-name="T6">mployee</text:span></text:p>
      <text:p text:style-name="P6"><text:span text:style-name="T6"><text:s text:c="6"/></text:span><text:span text:style-name="T7">Set </text:span><text:span text:style-name="T6">commission = commission * v_pct</text:span></text:p>
      <text:p text:style-name="P6"><text:span text:style-name="T6"><text:s text:c="6"/></text:span><text:span text:style-name="T7">Where </text:span><text:span text:style-name="T6">employee_id = v_id;</text:span></text:p>
      <text:p text:style-name="P9"/>
      <text:p text:style-name="P8">EXCEPTION</text:p>
      <text:p text:style-name="P6"><text:span text:style-name="T7"><text:s text:c="3"/>When </text:span><text:span text:style-name="T8">No_Data_Found <text:s text:c="3"/></text:span><text:span text:style-name="T7">Then</text:span></text:p>
      <text:p text:style-name="P6"><text:span text:style-name="T9"><text:s text:c="6"/></text:span><text:span text:style-name="T5">Dbms_Output.Put_Line </text:span><text:span text:style-name="T4"><text:s/>('Error: el empleado: ' || v_id || ' no existe');</text:span></text:p>
      <text:p text:style-name="P6"><text:span text:style-name="T7">END</text:span><text:span text:style-name="T6">;</text:span></text:p>
      <text:p text:style-name="P5"/>
      <text:list xml:id="list2000959998" text:continue-numbering="true" text:style-name="WW8Num1">
        <text:list-item>
          <text:p text:style-name="P3">BEGIN</text:p>
        </text:list-item>
      </text:list>
      <text:p text:style-name="P6"><text:span text:style-name="T7"><text:s text:c="2"/>Update </text:span><text:span text:style-name="T6">employee</text:span></text:p>
      <text:p text:style-name="P6"><text:span text:style-name="T6"><text:s text:c="6"/></text:span><text:span text:style-name="T7">Set </text:span><text:span text:style-name="T6">commission = commission * 1.10 <text:s text:c="5"/></text:span><text:span text:style-name="T7">Where salary &lt; 1300</text:span><text:span text:style-name="T6">;</text:span></text:p>
      <text:p text:style-name="P6"><text:span text:style-name="T7"><text:s text:c="2"/></text:span><text:span text:style-name="T7">Dbms_Output.Put_Line </text:span><text:span text:style-name="T6"><text:s/>(‘Actualizados en un 10% <text:s/>' || sql%rowcount || ' <text:s/>empleados');</text:span></text:p>
      <text:p text:style-name="P9"/>
      <text:p text:style-name="P6"><text:span text:style-name="T7"><text:s text:c="2"/></text:span><text:span text:style-name="T7">Update </text:span><text:span text:style-name="T6">employee</text:span></text:p>
      <text:p text:style-name="P6"><text:span text:style-name="T6"><text:s text:c="6"/></text:span><text:span text:style-name="T7">Set </text:span><text:span text:style-name="T6">commission = commission * 1.15 <text:s text:c="5"/></text:span><text:span text:style-name="T7">Where salary <text:s/>between 1300 and 1500</text:span><text:span text:style-name="T6">;</text:span></text:p>
      <text:p text:style-name="P6"><text:span text:style-name="T9"><text:s text:c="2"/></text:span><text:span text:style-name="T5">Dbms_Output.Put_Line </text:span><text:span text:style-name="T4"><text:s/>(‘</text:span><text:span text:style-name="T6">Actualizados </text:span><text:span text:style-name="T4">en un 15% <text:s/>' || sql%rowcount || ' empleados');</text:span></text:p>
      <text:p text:style-name="P7"/>
      <text:p text:style-name="P6"><text:span text:style-name="T9"><text:s text:c="2"/></text:span><text:span text:style-name="T7">Update </text:span><text:span text:style-name="T6">employee</text:span></text:p>
      <text:p text:style-name="P6"><text:span text:style-name="T6"><text:s text:c="6"/></text:span><text:span text:style-name="T7">Set </text:span><text:span text:style-name="T6">commission = commission * 1.20 <text:s text:c="4"/></text:span><text:span text:style-name="T7">Where salary <text:s/>&gt; 1500</text:span><text:span text:style-name="T6">;</text:span></text:p>
      <text:p text:style-name="P6"><text:span text:style-name="T9"><text:s text:c="2"/></text:span><text:span text:style-name="T5">Dbms_Output.Put_Line </text:span><text:span text:style-name="T4"><text:s/>(‘</text:span><text:span text:style-name="T6">Actualizados </text:span><text:span text:style-name="T4">en un 20% <text:s/>' || sql%rowcount || ' empleados');</text:span></text:p>
      <text:p text:style-name="P9">END;</text:p>
      <text:p text:style-name="P2"/>
      <text:list xml:id="list917233266" text:continue-numbering="true" text:style-name="WW8Num1">
        <text:list-item>
          <text:p text:style-name="P3">DECLARE</text:p>
        </text:list-item>
      </text:list>
      <text:p text:style-name="P6"><text:span text:style-name="T6"><text:s text:c="3"/>v_job_id </text:span><text:span text:style-name="T6"><text:s/>Job.job_id%</text:span><text:span text:style-name="T7">type</text:span><text:span text:style-name="T6">:=&amp;job_id;</text:span></text:p>
      <text:p text:style-name="P8">BEGIN</text:p>
      <text:p text:style-name="P6"><text:span text:style-name="T7"><text:s text:c="2"/>Delete from J</text:span><text:span text:style-name="T6">ob Where</text:span><text:span text:style-name="T7"> </text:span><text:span text:style-name="T6">job_id = v_job_id;</text:span></text:p>
      <text:p text:style-name="P6"><text:span text:style-name="T7"><text:s text:c="2"/>I</text:span><text:span text:style-name="T7">f Sql</text:span><text:span text:style-name="T6">%</text:span><text:span text:style-name="T7">rowcount </text:span><text:span text:style-name="T6">= 0 <text:s/>Then</text:span></text:p>
      <text:p text:style-name="P6"><text:span text:style-name="T7"><text:s text:c="4"/>Dbms_Output.Put_Line </text:span><text:span text:style-name="T6"><text:s/>('No existe el cargo');</text:span></text:p>
      <text:p text:style-name="P6"><text:span text:style-name="T6"><text:s text:c="2"/>End If;</text:span></text:p>
      <text:p text:style-name="P8">EXCEPTION</text:p>
      <text:p text:style-name="P6"><text:span text:style-name="T7"><text:s/>When OTHERS Then</text:span></text:p>
      <text:p text:style-name="P6"><text:span text:style-name="T5"><text:s text:c="3"/>Dbms_Output.Put_Line </text:span><text:span text:style-name="T4"><text:s/>('Error: No se puede eliminar ese cargo');</text:span></text:p>
      <text:p text:style-name="P6"><text:span text:style-name="T9"><text:s text:c="3"/></text:span><text:span text:style-name="T7">Dbms_Output.Put_Line </text:span><text:span text:style-name="T6"><text:s/>(</text:span><text:span text:style-name="T7">sqlerrm</text:span><text:span text:style-name="T6">);</text:span></text:p>
      <text:p text:style-name="P6"><text:span text:style-name="T7">END</text:span><text:span text:style-name="T6">;</text:span></text:p>
      <text:p text:style-name="P9"/>
      <text:p text:style-name="P9"/>
      <text:p text:style-name="P9"/>
      <text:list xml:id="list64911456" text:continue-numbering="true" text:style-name="WW8Num1">
        <text:list-item>
          <text:p text:style-name="P3"><text:soft-page-break/>DECLARE</text:p>
        </text:list-item>
      </text:list>
      <text:p text:style-name="P6"><text:span text:style-name="T6"><text:s text:c="2"/>max_job_id </text:span><text:span text:style-name="T7">number</text:span><text:span text:style-name="T6">;</text:span></text:p>
      <text:p text:style-name="P8">BEGIN</text:p>
      <text:p text:style-name="P6"><text:span text:style-name="T7"><text:s text:c="2"/>Select max</text:span><text:span text:style-name="T6">(job_id) <text:s/></text:span><text:span text:style-name="T7"><text:s/>Into </text:span><text:span text:style-name="T6">max_job_id</text:span></text:p>
      <text:p text:style-name="P6"><text:span text:style-name="T7"><text:s text:c="2"/></text:span><text:span text:style-name="T7">From J</text:span><text:span text:style-name="T6">ob;</text:span></text:p>
      <text:p text:style-name="P8"/>
      <text:p text:style-name="P6"><text:span text:style-name="T7"><text:s text:c="2"/>INSERT into J</text:span><text:span text:style-name="T6">ob</text:span></text:p>
      <text:p text:style-name="P6"><text:span text:style-name="T7"><text:s text:c="3"/>VALUES</text:span><text:span text:style-name="T6">((max_job_id + 1),</text:span><text:span text:style-name="T7">upper</text:span><text:span text:style-name="T6">('&amp;Cargo'));</text:span></text:p>
      <text:p text:style-name="P6"><text:span text:style-name="T5"><text:s text:c="2"/>Dbms_Output.Put_Line </text:span><text:span text:style-name="T4"><text:s/>(Se ha insertado un cargo');</text:span></text:p>
      <text:p text:style-name="P6"><text:span text:style-name="T7">END</text:span><text:span text:style-name="T6">;</text:span></text:p>
      <text:p text:style-name="P10"/>
      <text:list xml:id="list1300165643" text:continue-numbering="true" text:style-name="WW8Num1">
        <text:list-item>
          <text:p text:style-name="P3">DECLARE</text:p>
        </text:list-item>
      </text:list>
      <text:p text:style-name="P6"><text:span text:style-name="T15"><text:s/></text:span><text:span text:style-name="T6">v_id <text:s text:c="8"/>product.product_id%</text:span><text:span text:style-name="T7">TYPE <text:s text:c="2"/></text:span><text:span text:style-name="T6">:= &amp;product_id;</text:span></text:p>
      <text:p text:style-name="P6"><text:span text:style-name="T6"><text:s text:c="2"/>v_cant<text:tab/></text:span><text:span text:style-name="T7">Number</text:span><text:span text:style-name="T6">;</text:span></text:p>
      <text:p text:style-name="P6"><text:span text:style-name="T6"><text:s text:c="3"/>v_pct <text:s text:c="6"/></text:span><text:span text:style-name="T7">Number</text:span><text:span text:style-name="T6">;</text:span></text:p>
      <text:p text:style-name="P8">BEGIN</text:p>
      <text:p text:style-name="P6"><text:span text:style-name="T7"><text:s text:c="2"/>Select Count </text:span><text:span text:style-name="T6">(*) <text:s text:c="3"/></text:span><text:span text:style-name="T7">Into </text:span><text:span text:style-name="T6">v_cant</text:span></text:p>
      <text:p text:style-name="P6"><text:span text:style-name="T6"><text:s text:c="5"/></text:span><text:span text:style-name="T7">From I</text:span><text:span text:style-name="T6">tem</text:span></text:p>
      <text:p text:style-name="P6"><text:span text:style-name="T6"><text:s text:c="4"/></text:span><text:span text:style-name="T7">Where </text:span><text:span text:style-name="T6">product_id = v_id;</text:span></text:p>
      <text:p text:style-name="P9"/>
      <text:p text:style-name="P6"><text:span text:style-name="T6"><text:s text:c="2"/></text:span><text:span text:style-name="T7">If <text:s/></text:span><text:span text:style-name="T6">v_cant = 0 <text:tab/><text:tab/></text:span><text:span text:style-name="T7">Then<text:tab/></text:span><text:span text:style-name="T6">v_pct := 0.50;</text:span></text:p>
      <text:p text:style-name="P6"><text:span text:style-name="T6"><text:s text:c="4"/></text:span><text:span text:style-name="T7">Elsif </text:span><text:span text:style-name="T6">v_cantidad &lt; 3 <text:s/><text:tab/></text:span><text:span text:style-name="T7">Then<text:tab/></text:span><text:span text:style-name="T6">v_pct := 0.10;</text:span></text:p>
      <text:p text:style-name="P6"><text:span text:style-name="T6"><text:s text:c="4"/></text:span><text:span text:style-name="T7">Else <text:s text:c="6"/></text:span><text:span text:style-name="T6">v_pct := 0.20;</text:span></text:p>
      <text:p text:style-name="P6"><text:span text:style-name="T6"><text:s text:c="2"/>End If;</text:span></text:p>
      <text:p text:style-name="P9"/>
      <text:p text:style-name="P6"><text:span text:style-name="T6"><text:s text:c="2"/></text:span><text:span text:style-name="T7">Update P</text:span><text:span text:style-name="T6">rice</text:span></text:p>
      <text:p text:style-name="P6"><text:span text:style-name="T6"><text:s text:c="4"/></text:span><text:span text:style-name="T7">Set </text:span><text:span text:style-name="T6">list_price = list_price - (list_price * v_pct),</text:span></text:p>
      <text:p text:style-name="P9"><text:s text:c="11"/>min_price = min_price - (min_price * v_pct)</text:p>
      <text:p text:style-name="P6"><text:span text:style-name="T6"><text:s text:c="4"/></text:span><text:span text:style-name="T7">Where </text:span><text:span text:style-name="T6">product_id = v_id </text:span><text:span text:style-name="T7">And </text:span><text:span text:style-name="T6">end_date </text:span><text:span text:style-name="T7">Is Null</text:span><text:span text:style-name="T6">;</text:span></text:p>
      <text:p text:style-name="P9"/>
      <text:p text:style-name="P6"><text:span text:style-name="T4"><text:s text:c="3"/></text:span><text:span text:style-name="T5">If <text:s/>Sql</text:span><text:span text:style-name="T4">%</text:span><text:span text:style-name="T5">Notfound <text:s/>Then</text:span></text:p>
      <text:p text:style-name="P6"><text:span text:style-name="T5"><text:s text:c="6"/>Dbms_Output.Put_Line </text:span><text:span text:style-name="T4"><text:s/>( 'Error: El producto ' <text:s/>|| v_id || ' no existe o no tiene pedidos' <text:s/>);</text:span></text:p>
      <text:p text:style-name="P6"><text:span text:style-name="T4"><text:s text:c="3"/></text:span><text:span text:style-name="T5">End If</text:span><text:span text:style-name="T4">;</text:span></text:p>
      <text:p text:style-name="P6"><text:span text:style-name="T5">END</text:span><text:span text:style-name="T4">;</text:span></text:p>
      <text:p text:style-name="P11">Segunda Parte: Cursores explícitos</text:p>
      <text:list xml:id="list1659257221" text:continue-numbering="true" text:style-name="WW8Num1">
        <text:list-item>
          <text:p text:style-name="P3">DECLARE</text:p>
        </text:list-item>
      </text:list>
      <text:p text:style-name="P22"><text:span text:style-name="T17"><text:s/></text:span><text:span text:style-name="T17">Cursor c_listado IS <text:s text:c="4"/>Select o.order_id id, order_date fecha, product_id producto<text:tab/></text:span></text:p>
      <text:p text:style-name="P22"><text:span text:style-name="T17"><text:tab/><text:tab/><text:tab/></text:span><text:span text:style-name="T17">From Sales_order o, Item i</text:span></text:p>
      <text:p text:style-name="P22"><text:span text:style-name="T17"><text:tab/><text:tab/><text:tab/></text:span><text:span text:style-name="T17">Where o.order_id = i.order_id</text:span></text:p>
      <text:p text:style-name="P22"><text:span text:style-name="T17"><text:tab/><text:tab/><text:tab/></text:span><text:span text:style-name="T17">Order by o.order_id;</text:span></text:p>
      <text:p text:style-name="P24">BEGIN</text:p>
      <text:p text:style-name="P24"><text:s text:c="3"/>FOR r_list IN c_listado <text:s/>LOOP</text:p>
      <text:p text:style-name="P24"><text:s text:c="6"/>Dbms_Output.Put_Line <text:s/>(r_list.id|| ' ' || r_list.fecha || ' ' || r_list.producto);</text:p>
      <text:p text:style-name="P24"><text:s text:c="3"/>END LOOP;</text:p>
      <text:p text:style-name="P24">EXCEPTION</text:p>
      <text:p text:style-name="P24"><text:s text:c="3"/>When OTHERS <text:s/>Then</text:p>
      <text:p text:style-name="P24"><text:s text:c="6"/>Dbms_Output.Put_Line <text:s/>('ERROR: ' || SQLERRM);</text:p>
      <text:p text:style-name="P23">END;</text:p>
      <text:p text:style-name="P4"/>
      <text:list xml:id="list1119197724" text:continue-numbering="true" text:style-name="WW8Num1">
        <text:list-item>
          <text:p text:style-name="P3">DECLARE</text:p>
        </text:list-item>
      </text:list>
      <text:p text:style-name="P25"><text:s text:c="3"/>v_cli <text:s/>customer.customer_id%type := &amp;cliente;</text:p>
      <text:p text:style-name="P22"><text:span text:style-name="T18"><text:s text:c="4"/>Cursor c_ord IS <text:s text:c="2"/>Select o.order_id id, o.order_date fecha, p.description descry</text:span></text:p>
      <text:p text:style-name="P22"><text:span text:style-name="T18"><text:tab/><text:tab/><text:tab/>From sales_order o, item i, product p</text:span></text:p>
      <text:p text:style-name="P22"><text:span text:style-name="T18"><text:tab/><text:tab/><text:tab/>Where o.order_id = i.order_id and i.product_id = p.product_id</text:span></text:p>
      <text:p text:style-name="P22"><text:span text:style-name="T18"><text:tab/><text:tab/><text:tab/> and o.customer_id = v_cli;</text:span></text:p>
      <text:p text:style-name="P25"><text:s text:c="4"/>r_ord <text:s/>c_ord%rowtype;</text:p>
      <text:p text:style-name="P25">BEGIN</text:p>
      <text:p text:style-name="P25"><text:s text:c="3"/>Open c_ord;</text:p>
      <text:p text:style-name="P25"><text:s text:c="3"/>Loop</text:p>
      <text:p text:style-name="P25"><text:s text:c="4"/>Fetch c_ord Into r_ord;</text:p>
      <text:p text:style-name="P25"><text:s text:c="4"/>Exit when c_ord%notfound;</text:p>
      <text:p text:style-name="P25"><text:s text:c="7"/>Dbms_Output.Put_Line <text:s/>(r_ord.id ||' '|| r_ord.fecha || ' '|| r_ord.descr);</text:p>
      <text:p text:style-name="P25"><text:s text:c="3"/>End Loop;</text:p>
      <text:p text:style-name="P25"><text:s text:c="3"/>If c_ord%rowcount = 0 Then</text:p>
      <text:p text:style-name="P22"><text:span text:style-name="T18"><text:s text:c="5"/></text:span><text:span text:style-name="T16">Dbms_Output.Put_Line ('El cliente '||v_cli|| ' no tiene ordenes o no existe.');</text:span></text:p>
      <text:p text:style-name="P22"><text:span text:style-name="T16"><text:s text:c="3"/></text:span><text:span text:style-name="T18">End If;</text:span></text:p>
      <text:p text:style-name="P25">END;</text:p>
      <text:p text:style-name="P21"/>
      <text:list xml:id="list738528686" text:continue-numbering="true" text:style-name="WW8Num1">
        <text:list-item>
          <text:p text:style-name="P3">DECLARE</text:p>
        </text:list-item>
      </text:list>
      <text:p text:style-name="P22"><text:span text:style-name="T18"><text:s text:c="3"/>depto <text:s text:c="2"/></text:span><text:span text:style-name="T18">Number := &amp;depto;</text:span></text:p>
      <text:p text:style-name="P22"><text:span text:style-name="T18"><text:s text:c="3"/>Cursor c_depto <text:s/>IS <text:s text:c="6"/>Select <text:s text:c="2"/>last_name || ',' || first_name nombre, salary</text:span></text:p>
      <text:p text:style-name="P22"><text:span text:style-name="T18"><text:s text:c="10"/><text:tab/><text:tab/>From Employee e <text:s/>Natural Join <text:s/>Job j</text:span></text:p>
      <text:p text:style-name="P22"><text:span text:style-name="T18"><text:s text:c="9"/><text:tab/><text:tab/>Where department_id = depto And Upper (j.function) = 'CLERK'</text:span></text:p>
      <text:p text:style-name="P22"><text:span text:style-name="T18"><text:s text:c="9"/><text:tab/><text:tab/>Order By last_name;</text:span></text:p>
      <text:p text:style-name="P22"><text:span text:style-name="T18"><text:s text:c="3"/>cont <text:s text:c="3"/>Number := 0;</text:span></text:p>
      <text:p text:style-name="P25">BEGIN</text:p>
      <text:p text:style-name="P22"><text:span text:style-name="T18"><text:s text:c="3"/>For r_emp IN c_depto LOOP</text:span></text:p>
      <text:p text:style-name="P22"><text:span text:style-name="T18"><text:s text:c="6"/>If <text:s/>r_emp.salary &lt; 1000 <text:s/>Then <text:s/></text:span></text:p>
      <text:p text:style-name="P22"><text:span text:style-name="T18"><text:s text:c="10"/>Dbms_Output.Put_Line <text:s/>(r_emp.nombre <text:s/>|| ' candidato a aumento' <text:s/>);</text:span></text:p>
      <text:p text:style-name="P22"><text:span text:style-name="T18"><text:s text:c="6"/>Elsif <text:s text:c="2"/>r_emp.salary &gt;= 1000 <text:s/>Then</text:span></text:p>
      <text:p text:style-name="P22"><text:span text:style-name="T18"><text:s text:c="9"/>Dbms_Output.Put_Line <text:s/>(r_emp.nombre || ' no es candidato a aumento' );</text:span></text:p>
      <text:p text:style-name="P22"><text:span text:style-name="T18"><text:s text:c="6"/>End If;</text:span></text:p>
      <text:p text:style-name="P25"><text:s text:c="6"/>cont := cont + 1;</text:p>
      <text:p text:style-name="P22"><text:span text:style-name="T18"><text:s text:c="3"/>End Loop;</text:span></text:p>
      <text:p text:style-name="P22"><text:span text:style-name="T18"><text:s text:c="3"/>If (cont = 0) <text:s/>Then</text:span></text:p>
      <text:p text:style-name="P22"><text:span text:style-name="T16"><text:s text:c="6"/></text:span><text:span text:style-name="T16">Dbms_Output.Put_Line <text:s/>('El <text:s/>departamento' || depto || 'no existe o no tiene candidatos’);</text:span></text:p>
      <text:p text:style-name="P22"><text:span text:style-name="T16"><text:s text:c="3"/></text:span><text:span text:style-name="T18">End If;</text:span></text:p>
      <text:p text:style-name="P25">END;</text:p>
      <text:list xml:id="list135744556" text:continue-numbering="true" text:style-name="WW8Num1">
        <text:list-item>
          <text:p text:style-name="P3"><text:soft-page-break/>DECLARE</text:p>
        </text:list-item>
      </text:list>
      <text:p text:style-name="P26"><text:span text:style-name="T17"><text:s text:c="2"/></text:span><text:span text:style-name="T17">Cursor c_prod <text:s/>IS <text:s text:c="2"/></text:span><text:span text:style-name="T18"><text:s text:c="6"/>Select <text:s text:c="2"/>product_id id, description descr, list_price price</text:span></text:p>
      <text:p text:style-name="P26"><text:span text:style-name="T18"><text:s text:c="10"/><text:tab/><text:tab/><text:tab/>From Product <text:s/>Natural Join <text:s/>Price</text:span></text:p>
      <text:p text:style-name="P26"><text:span text:style-name="T18"><text:s text:c="10"/><text:tab/><text:tab/><text:tab/>Where end_date Is Null</text:span></text:p>
      <text:p text:style-name="P26"><text:span text:style-name="T18"><text:s text:c="10"/><text:tab/><text:tab/><text:tab/>Order By list_price Desc;</text:span></text:p>
      <text:p text:style-name="P27">BEGIN</text:p>
      <text:p text:style-name="P26"><text:span text:style-name="T18"><text:s text:c="3"/>For r_prod In c_prod <text:s/>Loop</text:span></text:p>
      <text:p text:style-name="P26"><text:span text:style-name="T18"><text:s text:c="6"/>Exit When c_prod%Rowcount &gt; 5;</text:span></text:p>
      <text:p text:style-name="P26"><text:span text:style-name="T18"><text:s text:c="6"/>Dbms_Output.Put_Line <text:s/>( r_prod.id <text:s/>|| ' ' || r_prod.descr <text:s/>|| ' <text:s/>$' || r_prod.price);</text:span></text:p>
      <text:p text:style-name="P26"><text:span text:style-name="T18"><text:s text:c="3"/>End Loop;</text:span></text:p>
      <text:p text:style-name="P27">END;</text:p>
      <text:list xml:id="list1224018559" text:continue-numbering="true" text:style-name="WW8Num1">
        <text:list-item>
          <text:p text:style-name="P3">DECLARE</text:p>
        </text:list-item>
      </text:list>
      <text:p text:style-name="P12"><text:span text:style-name="T7"><text:s text:c="3"/>Cursor c_dept IS <text:tab/> <text:s text:c="6"/>Select department_id id, name, regional_group loc</text:span></text:p>
      <text:p text:style-name="P12"><text:span text:style-name="T7"><text:s text:c="2"/></text:span><text:span text:style-name="T7"><text:s/><text:tab/><text:tab/><text:tab/> <text:s text:c="10"/>From Department natural join Location</text:span></text:p>
      <text:p text:style-name="P12"><text:span text:style-name="T7"><text:tab/><text:tab/><text:tab/> <text:s text:c="10"/>Order by department_id;</text:span></text:p>
      <text:p text:style-name="P12"><text:span text:style-name="T7"><text:s text:c="4"/>Cursor c_emp(p_dep number) IS </text:span></text:p>
      <text:p text:style-name="P14"><text:s/>Select last_name||','||first_name nombre, hire_date fecha</text:p>
      <text:p text:style-name="P12"><text:span text:style-name="T7"><text:s/><text:tab/><text:tab/> <text:s text:c="7"/><text:tab/><text:tab/><text:tab/> <text:s text:c="2"/>From Employee</text:span></text:p>
      <text:p text:style-name="P12"><text:span text:style-name="T7"><text:s/><text:tab/><text:tab/> <text:s text:c="7"/><text:tab/><text:tab/><text:tab/> <text:s text:c="2"/>Where department_id = p_dep</text:span></text:p>
      <text:p text:style-name="P12"><text:span text:style-name="T7"><text:s/><text:tab/><text:tab/> <text:s text:c="7"/><text:tab/><text:tab/><text:tab/> <text:s text:c="2"/>Order by nombre;</text:span></text:p>
      <text:p text:style-name="P13">BEGIN</text:p>
      <text:p text:style-name="P13"><text:s text:c="3"/>FOR r_dept IN c_dept <text:s/>LOOP</text:p>
      <text:p text:style-name="P13"><text:s text:c="6"/>Dbms_Output.Put_Line (r_dept.id|| ' ' || r_dept.name || ' ' || r_dept.loc);</text:p>
      <text:p text:style-name="P13"><text:s text:c="6"/>Dbms_Output.Put_Line ('-------------------------------------------------');</text:p>
      <text:p text:style-name="P13"/>
      <text:p text:style-name="P13"><text:s text:c="6"/>FOR r_emp IN c_emp(r_dept.id) LOOP</text:p>
      <text:p text:style-name="P13"><text:s text:c="10"/>Dbms_Output.Put_Line (r_emp.nombre|| ' ' || r_emp.fecha);</text:p>
      <text:p text:style-name="P13"><text:s text:c="6"/>END LOOP;</text:p>
      <text:p text:style-name="P13"/>
      <text:p text:style-name="P13"><text:s text:c="6"/>Dbms_Output.Put_Line <text:s/>(' <text:s text:c="6"/>');</text:p>
      <text:p text:style-name="P13"><text:s text:c="3"/>END LOOP;</text:p>
      <text:p text:style-name="P8">END;</text:p>
      <text:p text:style-name="P4"/>
      <text:list xml:id="list434360719" text:continue-numbering="true" text:style-name="WW8Num1">
        <text:list-item>
          <text:p text:style-name="P3">DECLARE</text:p>
        </text:list-item>
      </text:list>
      <text:p text:style-name="P16"><text:s text:c="2"/>Type R1 Is Record (name Department.Name%type,</text:p>
      <text:p text:style-name="P16"><text:s text:c="35"/>Loc <text:s text:c="2"/>Department.location_id%type);</text:p>
      <text:p text:style-name="P16"><text:s/>Type T1 Is Table of R1 index by binary_integer;</text:p>
      <text:p text:style-name="P16"><text:s/>T_Dep <text:s/>T1;</text:p>
      <text:p text:style-name="P16"><text:s/>i <text:s text:c="2"/>binary_integer; <text:s/></text:p>
      <text:p text:style-name="P17">BEGIN</text:p>
      <text:p text:style-name="P15"><text:span text:style-name="T7"><text:s text:c="2"/></text:span><text:span text:style-name="T7">FOR r_dep IN (Select * From Department) LOOP</text:span></text:p>
      <text:p text:style-name="P16"><text:s text:c="6"/>T_dep(r_dep.department_id).name := r_dep.name;</text:p>
      <text:p text:style-name="P16"><text:s text:c="6"/>T_dep(r_dep.department_id).loc := <text:s/>r_dep.location_id;</text:p>
      <text:p text:style-name="P16"><text:s text:c="2"/>END LOOP;</text:p>
      <text:p text:style-name="P16"><text:s text:c="2"/>Dbms_Output.Put_Line ('La tabla tiene: '|| T_Dep.Count <text:s/>|| 'filas.');</text:p>
      <text:p text:style-name="P16"><text:s text:c="2"/>i := T_dep.first;</text:p>
      <text:p text:style-name="P16"><text:s text:c="2"/>WHILE i &lt;= T_Dep.Last <text:s/>LOOP</text:p>
      <text:p text:style-name="P16"><text:s text:c="8"/>Dbms_Output.Put_Line (i || ' - ' || T_Dep(i).name || ' Loc: ' || T_Dep(i).loc);</text:p>
      <text:p text:style-name="P16"><text:s text:c="8"/>i := T_Dep.Next(i);</text:p>
      <text:p text:style-name="P16"><text:s text:c="2"/>END LOOP;</text:p>
      <text:p text:style-name="P17">END;</text:p>
      <text:p text:style-name="P17"/>
      <text:list xml:id="list1220793121" text:continue-numbering="true" text:style-name="WW8Num1">
        <text:list-item>
          <text:p text:style-name="P3">DECLARE</text:p>
        </text:list-item>
      </text:list>
      <text:p text:style-name="P18"><text:span text:style-name="T7"><text:s text:c="3"/></text:span><text:span text:style-name="T7">v_id <text:s/>Department.department_id%type := &amp;Id;</text:span></text:p>
      <text:p text:style-name="P18"><text:span text:style-name="T7"><text:s text:c="3"/>Type Remp Is Record (nombre Varchar (100),</text:span></text:p>
      <text:p text:style-name="P17"><text:soft-page-break/><text:s text:c="21"/>cargo <text:s/>Job.Function%type,</text:p>
      <text:p text:style-name="P17"><text:s text:c="21"/>salario Employee.salary%type);</text:p>
      <text:p text:style-name="P18"><text:span text:style-name="T7"><text:s text:c="3"/>Type T1 Is Table of Remp index by binary_integer;</text:span></text:p>
      <text:p text:style-name="P18"><text:span text:style-name="T7"><text:s text:c="3"/>T_Emp <text:s/>T1;</text:span></text:p>
      <text:p text:style-name="P17">BEGIN</text:p>
      <text:p text:style-name="P17"><text:s/>Select first_name ||','||Last_name, Function, Salary</text:p>
      <text:p text:style-name="P17"><text:s text:c="4"/>BULK COLLECT Into T_Emp</text:p>
      <text:p text:style-name="P17"><text:s text:c="4"/>From Employee natural join Job</text:p>
      <text:p text:style-name="P17"><text:s text:c="4"/>Where department_id = v_id</text:p>
      <text:p text:style-name="P17"><text:s text:c="4"/>Order by salary Asc;</text:p>
      <text:p text:style-name="P17"><text:s text:c="3"/>If T_Emp.count = 0 then</text:p>
      <text:p text:style-name="P17"><text:s text:c="5"/>RAISE_APPLICATION_ERROR (-20000, 'El depto no existe o no tiene empleados');</text:p>
      <text:p text:style-name="P17"><text:s text:c="3"/>End If;</text:p>
      <text:p text:style-name="P17"><text:s text:c="3"/>Dbms_Output.Put_Line ('Empleados segun salario descendente:');</text:p>
      <text:p text:style-name="P17"><text:s text:c="3"/>FOR i in <text:s/>1 .. T_emp.Count LOOP</text:p>
      <text:p text:style-name="P18"><text:span text:style-name="T7"><text:s text:c="6"/>Dbms_Output.Put_Line (T_Emp(i).nombre || '-' || T_Emp(i).cargo ||'-'||T_Emp(i).salario);</text:span></text:p>
      <text:p text:style-name="P17"><text:s text:c="3"/>END LOOP;</text:p>
      <text:p text:style-name="P17"><text:s text:c="5"/>Dbms_Output.Put_Line ('Empleados segun salario ascendente:');</text:p>
      <text:p text:style-name="P17"><text:s text:c="3"/>FOR i in REVERSE 1 .. T_emp.Count LOOP</text:p>
      <text:p text:style-name="P18"><text:span text:style-name="T7"><text:s text:c="6"/>Dbms_Output.Put_Line (T_Emp(i).nombre || '-' || T_Emp(i).cargo ||'-'||T_Emp(i).salario);</text:span></text:p>
      <text:p text:style-name="P17"><text:s text:c="3"/>END LOOP;</text:p>
      <text:p text:style-name="P17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WW8Num1z0" style:family="text">
      <style:text-properties fo:font-weight="bold" style:font-weight-asian="bold"/>
    </style:style>
    <style:style style:name="WW8Num2z0" style:family="text">
      <style:text-properties fo:font-weight="bold" style:font-weight-asian="bold"/>
    </style:style>
    <style:style style:name="WW8Num4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WW8Num12z0" style:family="text">
      <style:text-properties fo:font-weight="bold" style:font-weight-asian="bold"/>
    </style:style>
    <style:style style:name="WW8Num14z0" style:family="text">
      <style:text-properties fo:font-weight="bold" style:font-weight-asian="bold"/>
    </style:style>
    <style:style style:name="WW8Num15z0" style:family="text">
      <style:text-properties fo:font-weight="bold" style:font-weight-asian="bold"/>
    </style:style>
    <style:style style:name="WW8Num18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4cm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4cm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4cm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luciones Práctica Unidad 1 : SQL - Consultas</dc:title>
    <meta:initial-creator>Sally</meta:initial-creator>
    <meta:creation-date>2008-03-27T18:25:00</meta:creation-date>
    <dc:creator>lab21</dc:creator>
    <dc:date>2008-09-03T19:05:00</dc:date>
    <meta:editing-cycles>11</meta:editing-cycles>
    <meta:editing-duration>PT32M</meta:editing-duration>
    <meta:document-statistic meta:table-count="0" meta:image-count="0" meta:object-count="0" meta:page-count="5" meta:paragraph-count="198" meta:word-count="870" meta:character-count="6848"/>
    <meta:generator>LibreOffice/3.3$Linux LibreOffice_project/330m19$Build-202</meta:generator>
    <meta:user-defined meta:name="Información 1"/>
    <meta:user-defined meta:name="Información 2"/>
    <meta:user-defined meta:name="Información 3"/>
    <meta:user-defined meta:name="Información 4"/>
  </office:meta>
</office:document-meta>
</file>